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37.16pt"/>
    </style:style>
    <style:style style:name="co3" style:family="table-column">
      <style:table-column-properties fo:break-before="auto" style:column-width="41.9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3.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/>
          <table:table-cell office:value-type="string" calcext:value-type="string">
            <text:p>(x = כמה איואנה מקבלת מהחפץ שחולק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x" table:base-cell-address="$Sheet2.$B$11" table:cell-range-address="$Sheet2.$B$12"/>
        </table:named-expressions>
      </table:table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6:16:29.718868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6-12T16:25:55.848610644</dc:date>
    <meta:editing-duration>PT4H50M31S</meta:editing-duration>
    <meta:editing-cycles>93</meta:editing-cycles>
    <meta:generator>LibreOffice/6.1.5.2$Linux_X86_64 LibreOffice_project/10$Build-2</meta:generator>
    <dc:creator>Erel Segal-Halevi</dc:creator>
    <meta:document-statistic meta:table-count="2" meta:cell-count="101" meta:object-count="0"/>
  </office:meta>
</office:document-meta>
</file>